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Garamond-Italic" svg:font-family="Garamond-Italic" style:font-family-generic="roman" style:font-pitch="variable"/>
    <style:font-face style:name="Liberation Serif" svg:font-family="'Liberation Serif'" style:font-family-generic="roman" style:font-pitch="variable"/>
    <style:font-face style:name="Rockwell-Condensed" svg:font-family="Rockwell-Condensed" style:font-family-generic="roman" style:font-pitch="variable"/>
    <style:font-face style:name="SymbolMT" svg:font-family="SymbolMT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7adde" officeooo:paragraph-rsid="0007adde"/>
    </style:style>
    <style:style style:name="P3" style:family="paragraph" style:parent-style-name="Standard">
      <style:paragraph-properties fo:text-align="start" style:justify-single-word="false"/>
      <style:text-properties officeooo:rsid="000908f3" officeooo:paragraph-rsid="000908f3"/>
    </style:style>
    <style:style style:name="T1" style:family="text">
      <style:text-properties style:font-name="Times New Roman" fo:font-size="11pt" style:font-size-asian="11pt"/>
    </style:style>
    <style:style style:name="T2" style:family="text">
      <style:text-properties style:font-name="Times New Roman" fo:font-size="18pt" fo:font-weight="bold" style:font-size-asian="18pt" style:font-weight-asian="bold"/>
    </style:style>
    <style:style style:name="T3" style:family="text">
      <style:text-properties style:font-name="SymbolMT" fo:font-size="11pt" style:font-size-asian="11pt"/>
    </style:style>
    <style:style style:name="T4" style:family="text">
      <style:text-properties style:font-name="Rockwell-Condensed" fo:font-size="18pt" style:font-size-asian="18pt"/>
    </style:style>
    <style:style style:name="T5" style:family="text">
      <style:text-properties style:font-name="Garamond-Italic" fo:font-size="24pt" fo:font-style="italic" style:font-size-asian="24pt" style:font-style-asian="italic"/>
    </style:style>
    <style:style style:name="T6" style:family="text">
      <style:text-properties style:font-name="TimesNewRomanPS-ItalicMT" fo:font-size="11pt" fo:font-style="italic" style:font-size-asian="11pt" style:font-style-asian="italic"/>
    </style:style>
    <style:style style:name="T7" style:family="text">
      <style:text-properties style:font-name="TimesNewRomanPSMT" fo:font-size="11pt" style:font-size-asian="11pt"/>
    </style:style>
    <style:style style:name="T8" style:family="text">
      <style:text-properties style:font-name="TimesNewRomanPSMT" fo:font-size="11pt" officeooo:rsid="0006113b" style:font-size-asian="11pt"/>
    </style:style>
    <style:style style:name="T9" style:family="text">
      <style:text-properties style:font-name="TimesNewRomanPS-BoldMT" fo:font-size="11pt" fo:font-weight="bold" style:font-size-asian="11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/></text:p>
      <text:p text:style-name="P1"><text:span text:style-name="T7">Nom, Prénom, Numéro de rue, Rue, Complément, Code postal, Ville, mail personnel, mail professionnel, téléphone </text:span><text:span text:style-name="T8">, </text:span><text:span text:style-name="T7">personnel, téléphone portable, cotisation, date d’adhésion et statut.</text:span></text:p>
      <text:p text:style-name="P1"><text:span text:style-name="T7"/></text:p>
      <text:p text:style-name="P1"><text:span text:style-name="T7">Vous disposez du fichier </text:span><text:span text:style-name="T9">adherents.csv</text:span><text:span text:style-name="T7">, du fichier </text:span><text:span text:style-name="T9">recherche_tri.py </text:span><text:span text:style-name="T7">à compléter et du fichier </text:span><text:span text:style-name="T9">tests_recherche_tri.py</text:span></text:p>
      <text:p text:style-name="P1"><text:span text:style-name="T7"/></text:p>
      <text:p text:style-name="P1"><text:span text:style-name="T9">I) DE FICHIER CSV A FICHIER CSV :</text:span></text:p>
      <text:p text:style-name="P1"><text:span text:style-name="T7">Exercice 1 :</text:span></text:p>
      <text:p text:style-name="P1"><text:span text:style-name="T7">Compléter la fonction </text:span><text:span text:style-name="T9">import_csv(fichier) </text:span><text:span text:style-name="T7">permettant de charger le fichier csv sous forme d’un tableau.</text:span></text:p>
      <text:p text:style-name="P1"><text:span text:style-name="T7">On transformera les données Numéro de rue et code postal en entiers, la donnée cotisation en booléen. Les numéros de</text:span></text:p>
      <text:p text:style-name="P1"><text:span text:style-name="T7">téléphone sont complétés en chaîne de 10 caractères.</text:span></text:p>
      <text:p text:style-name="P2"><text:span text:style-name="T7">Ok</text:span></text:p>
      <text:p text:style-name="P2"><text:span text:style-name="T7"/></text:p>
      <text:p text:style-name="P1"><text:span text:style-name="T7">Exercice 2 :</text:span></text:p>
      <text:p text:style-name="P1"><text:span text:style-name="T7">On veut pouvoir rechercher les personnes qui ne sont pas à jour de leur cotisation.</text:span></text:p>
      <text:p text:style-name="P1"><text:span text:style-name="T7">Compléter la fonction </text:span><text:span text:style-name="T9">cotisation_pasajour(donnees) </text:span><text:span text:style-name="T7">permettant cette requête.</text:span></text:p>
      <text:p text:style-name="P1"><text:span text:style-name="T7">Elle doit renvoyer une liste des (nom, prénom) des personnes.</text:span></text:p>
      <text:p text:style-name="P3"><text:span text:style-name="T7">Ok</text:span></text:p>
      <text:p text:style-name="P3"><text:span text:style-name="T7"/></text:p>
      <text:p text:style-name="P1"><text:span text:style-name="T7">Exercice 3 :</text:span></text:p>
      <text:p text:style-name="P1"><text:span text:style-name="T7">On veut obtenir un nouveau fichier CSV où les membres de l’association sont triés par ancienneté.</text:span></text:p>
      <text:p text:style-name="P1"><text:span text:style-name="T7">Compléter la fonction </text:span><text:span text:style-name="T9">anciennete(donnees) </text:span><text:span text:style-name="T7">permettant le tri du fichier en définissant les variables ancien et actuel</text:span></text:p>
      <text:p text:style-name="P1"><text:span text:style-name="T7">suivant les spécifications données, ainsi que la condition du test de comparaison.</text:span></text:p>
      <text:p text:style-name="P1"><text:span text:style-name="T7">Compléter la fonction </text:span><text:span text:style-name="T9">export_csv(fichier, donnees) </text:span><text:span text:style-name="T7">pour sauvegarder le fichier dans le même format que le fichier</text:span></text:p>
      <text:p text:style-name="P1"><text:span text:style-name="T7">initial.</text:span></text:p>
      <text:p text:style-name="P3"><text:span text:style-name="T7">Ok </text:span></text:p>
      <text:p text:style-name="P1"><text:span text:style-name="T7"/></text:p>
      <text:p text:style-name="P1"><text:span text:style-name="T7">Exercice 4 :</text:span></text:p>
      <text:p text:style-name="P1"><text:span text:style-name="T7">On souhaite pouvoir trier le tableau par liste alphabétique de nom et prénom.</text:span></text:p>
      <text:p text:style-name="P1"><text:span text:style-name="T7">Compléter la fonction </text:span><text:span text:style-name="T9">alphabetique(donnees) </text:span><text:span text:style-name="T7">permettant le tri du fichier.</text:span></text:p>
      <text:p text:style-name="P1"><text:span text:style-name="T9">II) DE FICHIER CSV A DICTIONNAIRE :</text:span></text:p>
      <text:p text:style-name="P1"><text:span text:style-name="T7">Exercice 5 :</text:span></text:p>
      <text:p text:style-name="P1"><text:span text:style-name="T7">On souhaite maintenant que les données de chaque membre de l’association soit un dictionnaire :</text:span></text:p>
      <text:p text:style-name="P1"><text:span text:style-name="T7">{''Nom'' : '''',</text:span></text:p>
      <text:p text:style-name="P1"><text:span text:style-name="T7">''Prénom'' : '''',</text:span></text:p>
      <text:p text:style-name="P1"><text:span text:style-name="T7">''adresse'' : {''numéro rue'' : '''' , ''rue'' : '''', ''complément'' : '''', ''code postal'' : '''', ''ville'' : ''''},</text:span></text:p>
      <text:p text:style-name="P1"><text:span text:style-name="T7">''mail personnel'' : '''',</text:span></text:p>
      <text:p text:style-name="P1"><text:span text:style-name="T7">''mail professionnel'' : '''',</text:span></text:p>
      <text:p text:style-name="P1"><text:span text:style-name="T7">''téléphone personnel'' : '''',</text:span></text:p>
      <text:p text:style-name="P1"><text:span text:style-name="T7">''téléphone portable'' : '''',</text:span></text:p>
      <text:p text:style-name="P1"><text:span text:style-name="T7">''cotisation'' : '''',</text:span></text:p>
      <text:p text:style-name="P1"><text:span text:style-name="T7">''date d’adhésion'' : '''',</text:span></text:p>
      <text:p text:style-name="P1"><text:span text:style-name="T7">''statut'' : ''''}</text:span></text:p>
      <text:p text:style-name="P1"><text:span text:style-name="T7">La liste des adhérents sera alors une liste de dictionnaires.</text:span></text:p>
      <text:p text:style-name="P1"><text:span text:style-name="T1">Première NSI </text:span><text:span text:style-name="T3">− </text:span><text:span text:style-name="T1">Recherche et tri Page : 2 / 2</text:span></text:p>
      <text:p text:style-name="P1"><text:span text:style-name="T7">Compléter la fonction </text:span><text:span text:style-name="T9">import_dico(fichier) </text:span><text:span text:style-name="T7">permettant de charger le fichier CSV sous cette forme. Là encore, comme</text:span></text:p>
      <text:p text:style-name="P1"><text:span text:style-name="T7">pour l’exercice 1, on transformera les données ''numéro de rue'' et ''code postal'' en entiers, la donnée ''cotisation'' en</text:span></text:p>
      <text:p text:style-name="P1"><text:span text:style-name="T7">booléen, et on complètera les numéros de téléphone à 10 chiffres.</text:span></text:p>
      <text:p text:style-name="P1"><text:span text:style-name="T7">Exercice 6 :</text:span></text:p>
      <text:p text:style-name="P1"><text:span text:style-name="T7">On souhaite pouvoir retrouver l’adresse mail personnelle d’une personne.</text:span></text:p>
      <text:p text:style-name="P1"><text:soft-page-break/><text:span text:style-name="T7">Écrire la fonction </text:span><text:span text:style-name="T9">adresse_mail(donnees, nom, prenom) </text:span><text:span text:style-name="T7">permettant d’effectuer cette requête, et si deux personnes ont</text:span></text:p>
      <text:p text:style-name="P1"><text:span text:style-name="T7">les mêmes noms et prénoms, les deux adresses mail doivent apparaitre dans une liste.</text:span></text:p>
      <text:p text:style-name="P1"><text:span text:style-name="T7">Exercice 7 :</text:span></text:p>
      <text:p text:style-name="P1"><text:span text:style-name="T7">On veut obtenir un numéro de téléphone pour contacter un membre, en premier lieu un portable, sinon le t.</text:span></text:p>
      <text:p text:style-name="P1"><text:span text:style-name="T7">Écrire la fonction </text:span><text:span text:style-name="T9">telephone(donnees, nom, prenom) </text:span><text:span text:style-name="T7">permettant d’effectuer cette requête.</text:span></text:p>
      <text:p text:style-name="P1"><text:span text:style-name="T7">Exercice 8 :</text:span></text:p>
      <text:p text:style-name="P1"><text:span text:style-name="T7">La responsable souhaite organiser une présentation d’un professionnel dans plusieurs villes. Elle veut savoir combien</text:span></text:p>
      <text:p text:style-name="P1"><text:span text:style-name="T7">de personnes seront à contacter pour chaque commune.</text:span></text:p>
      <text:p text:style-name="P1"><text:span text:style-name="T7">Écrire la fonction </text:span><text:span text:style-name="T9">classement_par_villes(donnees) </text:span><text:span text:style-name="T7">permettant d’obtenir une table des différentes villes et du nombre</text:span></text:p>
      <text:p text:style-name="P1"><text:span text:style-name="T7">de membres par ville, table classée par ordre décroissant de ce nombre, puis par ordre alphabétique de la ville.</text:span></text:p>
      <text:p text:style-name="P1"><text:span text:style-name="T1">Aide : on peut utiliser la fonction de tri sorted(), associée à : key = , pour trier une liste selon un critère particulier. On</text:span></text:p>
      <text:p text:style-name="Standard"><text:span text:style-name="T1">pensera aussi à utiliser la fonction lambd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Garamond-Italic" svg:font-family="Garamond-Italic" style:font-family-generic="roman" style:font-pitch="variable"/>
    <style:font-face style:name="Liberation Serif" svg:font-family="'Liberation Serif'" style:font-family-generic="roman" style:font-pitch="variable"/>
    <style:font-face style:name="Rockwell-Condensed" svg:font-family="Rockwell-Condensed" style:font-family-generic="roman" style:font-pitch="variable"/>
    <style:font-face style:name="SymbolMT" svg:font-family="SymbolMT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2:15:43.662000000</meta:creation-date>
    <dc:date>2021-12-06T12:38:03.458000000</dc:date>
    <meta:editing-duration>PT22M20S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55" meta:word-count="526" meta:character-count="3399" meta:non-whitespace-character-count="2927"/>
  </office:meta>
</office:document-meta>
</file>